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Gyoza Dipping sauce </text:span></text:p>
      <text:p text:style-name="P1"><text:span text:style-name="T1"/></text:p>
      <text:p text:style-name="P1">1lt light <text:s/>Soy Sauce</text:p>
      <text:p text:style-name="P1">150ml Sesame oil</text:p>
      <text:p text:style-name="P1">30g Chilli Flakes</text:p>
      <text:p text:style-name="P1">200g Miso Paste</text:p>
      <text:p text:style-name="P1">200 Ginger Grated</text:p>
      <text:p text:style-name="P1">250 ml Rice Vinegar</text:p>
      <text:p text:style-name="P1">2lt water </text:p>
      <text:p text:style-name="P1">30g Sesame Seeds mixed</text:p>
      <text:p text:style-name="P1">500ml Honey</text:p>
      <text:p text:style-name="P1"/>
      <text:p text:style-name="P1">Mix all together and store in fri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Harry Morse</meta:initial-creator>
  </office:meta>
</office:document-meta>
</file>